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3145266060053772910"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2765433822688600459"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5098226163931907824"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1346001667364600400"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1244563056846782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349237561767132342"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6060297119306835890"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4534646997967155986"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6623942" text:continue-list="list6060297119306835890"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937361408842006060"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614205"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621409"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6628651" text:continue-numbering="true" text:style-name="L9">
        <text:list-item>
          <text:list>
            <text:list-header>
              <text:p text:style-name="P212">Warm down: <text:span text:style-name="T3">0.25 mile jog home</text:span></text:p>
              <text:p text:style-name="P213"/>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6615774"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620166"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5842207044046940972"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8022961627196043589"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00394685292245322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618168"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9196095126851297128"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29798009684971363"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441201114226781724" text:style-name="L15">
        <text:list-item>
          <text:list>
            <text:list-header>
              <text:p text:style-name="P184">1.5 miles averaging about 9:40/mile and rest 1 min</text:p>
            </text:list-header>
          </text:list>
        </text:list-item>
      </text:list>
      <text:p text:style-name="P24">1 mile in 8:26 and rest 2 min</text:p>
      <text:list xml:id="list678845611870525452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377619139706460383"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620037"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55578481237882924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52594825869172616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154719561067350270"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6622206" text:continue-list="list3525948258691726168" text:style-name="L19">
        <text:list-item>
          <text:list>
            <text:list-header>
              <text:p text:style-name="P188">(Pace*HR)=1240</text:p>
            </text:list-header>
          </text:list>
        </text:list-item>
      </text:list>
      <text:list xml:id="list36624472" text:continue-list="list3555784812378829244" text:style-name="L18">
        <text:list-item>
          <text:list>
            <text:list-header>
              <text:p text:style-name="P187">2 miles at 10:46/mile Ave HR= 121 bpm and rest a few minutes</text:p>
            </text:list-header>
          </text:list>
        </text:list-item>
      </text:list>
      <text:list xml:id="list36610105" text:continue-list="list3662220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60332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975812116185910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24743818498355219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547642015417039401"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6775149903151016578" text:style-name="L24">
        <text:list-item>
          <text:p text:style-name="P216">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248730101308960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145705411590349632"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614287"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61171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24834890327964686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13445170792551544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33460812372868941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13882222775813590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28348240396089297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14287093864661962" text:style-name="L32">
        <text:list-item>
          <text:list>
            <text:list-header>
              <text:p text:style-name="P198">0.25 miles in 2:54</text:p>
              <text:p text:style-name="P198">1 mile in 9:21 going faster as I ran and ending at around 8:30 pace</text:p>
            </text:list-header>
          </text:list>
        </text:list-item>
      </text:list>
      <text:list xml:id="list4938649801033743112"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0242480453272947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43808156500663076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386599988534228899" text:style-name="L36">
        <text:list-item>
          <text:list>
            <text:list-header>
              <text:p text:style-name="P205">1.5 miles on a treadmill including 2 x 0.5 miles in 5:02 and 5:00</text:p>
              <text:p text:style-name="P205">In the afternoon:</text:p>
              <text:p text:style-name="P205">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31625880478972153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60514198719687090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6543707777311661200" text:style-name="L39">
        <text:list-item>
          <text:list>
            <text:list-header>
              <text:p text:style-name="P204">Warm up: 0.5 miles all down hill to the Wise Center in 5:35 and rest a few minutes</text:p>
              <text:p text:style-name="P204">Trial 1: Run/walk on a treadmill: I alternated walking and running every 0.15 miles for 0.9 miles. Walking pace: 16:13/mile, Running pace: 12:00, Overall pace: about 14:10, </text:p>
              <text:p text:style-name="P204">Ave HR: 104 bpm </text:p>
              <text:p text:style-name="P204">short rest</text:p>
              <text:p text:style-name="P204">Trial 2: Run/walk: The same as above except for 1 mile, alternating every 0.25 miles</text:p>
              <text:p text:style-name="P204">Ave HR: <text:s/>96 bpm </text:p>
              <text:p text:style-name="P204">Trial 3: <text:s/>The same as Trial 1</text:p>
              <text:p text:style-name="P204">Ave HR: <text:s/>99 bpm</text:p>
              <text:p text:style-name="P204">Jogged 1 mile on treadmill</text:p>
              <text:p text:style-name="P204">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89701331389376326" text:style-name="L40">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text:soft-page-break/></text:p>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2T16:35:53.91</dc:date>
    <dc:creator>James Lombardi</dc:creator>
    <meta:editing-duration>P33DT20H54M41S</meta:editing-duration>
    <meta:editing-cycles>2382</meta:editing-cycles>
    <meta:generator>OpenOffice/4.1.2$Win32 OpenOffice.org_project/412m3$Build-9782</meta:generator>
    <meta:document-statistic meta:table-count="0" meta:image-count="9" meta:object-count="0" meta:page-count="234" meta:paragraph-count="6886" meta:word-count="73759" meta:character-count="377216"/>
  </office:meta>
</office:document-meta>
</file>